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50000025F13FA92EAD4E326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c79b" draw:textarea-horizontal-align="justify" draw:textarea-vertical-align="middle" draw:auto-grow-height="false" fo:min-height="5.846cm" fo:min-width="6.48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1.40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671cm" fo:min-width="0.64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102cm" svg:stroke-color="#62a73b" draw:marker-start-width="0.509cm" draw:marker-end-width="0.509cm" draw:fill="none" draw:textarea-horizontal-align="justify" draw:textarea-vertical-align="middle" draw:auto-grow-height="false" fo:min-height="0.156cm" fo:min-width="16.797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62a73b" draw:marker-start-width="0.509cm" draw:marker-end-width="0.509cm" draw:fill="none" draw:textarea-horizontal-align="justify" draw:textarea-vertical-align="middle" draw:auto-grow-height="false" fo:min-height="0.156cm" fo:min-width="18.575cm" fo:padding-top="0.176cm" fo:padding-bottom="0.176cm" fo:padding-left="0.301cm" fo:padding-right="0.301cm"/>
    </style:style>
    <style:style style:name="P1" style:family="paragraph">
      <loext:graphic-properties draw:fill-color="#fcc79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6.207cm" svg:x2="13.446cm" svg:y2="6.207cm">
          <text:p/>
        </draw:line>
        <draw:line draw:style-name="gr2" draw:text-style-name="P2" draw:layer="layout" svg:x1="5.953cm" svg:y1="8.112cm" svg:x2="13.446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508cm" svg:height="0.508cm" svg:x="5.44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8.112cm" svg:x2="5.445cm" svg:y2="6.207cm" draw:start-shape="id1" draw:start-glue-point="3" draw:end-shape="id2" draw:end-glue-point="3" svg:d="M5445 8112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43cm" svg:height="2.921cm" svg:x="13.446cm" svg:y="5.6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0.508cm" svg:height="0.508cm" svg:x="13.392cm" svg:y="5.98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0.506cm" svg:height="0.379cm" draw:transform="rotate (-1.55473929767655) translate (13.825cm 7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12.095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12.095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5" draw:layer="layout" svg:width="2.077cm" svg:height="0.635cm" svg:x="6.162cm" svg:y="5.191cm">
          <draw:text-box>
            <text:p>data_trace</text:p>
          </draw:text-box>
        </draw:frame>
        <draw:frame draw:style-name="gr10" draw:text-style-name="P5" draw:layer="layout" svg:width="2.077cm" svg:height="0.635cm" svg:x="3.794cm" svg:y="6.842cm">
          <draw:text-box>
            <text:p>cko</text:p>
          </draw:text-box>
        </draw:fram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1" draw:text-style-name="P5" draw:layer="layout" svg:width="2.286cm" svg:height="0.887cm" svg:x="10.825cm" svg:y="8.747cm">
          <draw:text-box>
            <text:p>clock_routing</text:p>
          </draw:text-box>
        </draw:frame>
        <draw:frame draw:style-name="gr11" draw:text-style-name="P5" draw:layer="layout" svg:width="2.286cm" svg:height="0.887cm" svg:x="10.744cm" svg:y="5.191cm">
          <draw:text-box>
            <text:p>data_routing</text:p>
          </draw:text-box>
        </draw:frame>
        <draw:connector draw:style-name="gr5" draw:text-style-name="P2" draw:layer="layout" draw:type="curve" svg:x1="13.83cm" svg:y1="8.108cm" svg:x2="13.9cm" svg:y2="6.234cm" draw:start-shape="id3" draw:start-glue-point="4" draw:end-shape="id4" draw:end-glue-point="1" svg:d="M13830 8108c856 0 821-1874 70-1874" svg:viewBox="0 0 639 1875">
          <text:p/>
        </draw:connector>
        <draw:frame draw:style-name="gr11" draw:text-style-name="P5" draw:layer="layout" svg:width="2.286cm" svg:height="0.887cm" svg:x="14.462cm" svg:y="6.844cm">
          <draw:text-box>
            <text:p>setup</text:p>
            <text:p>hold</text:p>
          </draw:text-box>
        </draw:frame>
        <draw:frame draw:style-name="gr11" draw:text-style-name="P5" draw:layer="layout" svg:width="2.286cm" svg:height="0.887cm" svg:x="9.128cm" svg:y="5.445cm">
          <draw:text-box>
            <text:p>data_pad</text:p>
          </draw:text-box>
        </draw:frame>
        <draw:frame draw:style-name="gr11" draw:text-style-name="P5" draw:layer="layout" svg:width="2.286cm" svg:height="0.887cm" svg:x="9.128cm" svg:y="8.366cm">
          <draw:text-box>
            <text:p>clock_pad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3" draw:text-style-name="P5" draw:layer="layout" svg:width="2.534cm" svg:height="0.569cm" svg:x="3.159cm" svg:y="2.016cm">
          <draw:text-box>
            <text:p>architecture.png</text:p>
          </draw:text-box>
        </draw:frame>
      </draw:page>
      <draw:page draw:name="page2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6.207cm" svg:x2="9.255cm" svg:y2="6.207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508cm" svg:height="0.508cm" svg:x="5.44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8.112cm" svg:x2="5.445cm" svg:y2="6.207cm" draw:start-shape="id5" draw:start-glue-point="3" draw:end-shape="id6" draw:end-glue-point="3" svg:d="M5445 8112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5.95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162cm" svg:y="5.191cm">
          <draw:text-box>
            <text:p>data_trace</text:p>
          </draw:text-box>
        </draw:frame>
        <draw:frame draw:style-name="gr10" draw:text-style-name="P5" draw:layer="layout" svg:width="2.077cm" svg:height="0.635cm" svg:x="3.794cm" svg:y="6.842cm">
          <draw:text-box>
            <text:p>cko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4" draw:text-style-name="P5" draw:layer="layout" svg:width="3.745cm" svg:height="0.569cm" svg:x="3.159cm" svg:y="2.016cm">
          <draw:text-box>
            <text:p>set_input_delay_data.png</text:p>
          </draw:text-box>
        </draw:frame>
        <draw:frame draw:style-name="gr15" draw:text-style-name="P5" draw:layer="layout" svg:width="0.693cm" svg:height="0.569cm" svg:x="7.673cm" svg:y="9.067cm">
          <draw:text-box>
            <text:p>A</text:p>
          </draw:text-box>
        </draw:frame>
        <draw:connector draw:style-name="gr5" draw:text-style-name="P2" draw:layer="layout" draw:type="curve" svg:x1="7.614cm" svg:y1="9.319cm" svg:x2="5.953cm" svg:y2="6.207cm" draw:end-shape="id6" draw:end-glue-point="1" svg:d="M7614 9319c-870 0-40-3112-1661-3112" svg:viewBox="0 0 1662 3113">
          <text:p/>
        </draw:connector>
        <draw:custom-shape draw:style-name="gr1" draw:text-style-name="P1" draw:layer="layout" svg:width="6.985cm" svg:height="6.096cm" svg:x="9.228cm" svg:y="15.35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7.383cm" svg:x2="9.255cm" svg:y2="17.383cm">
          <text:p/>
        </draw:line>
        <draw:custom-shape draw:style-name="gr3" draw:text-style-name="P3" draw:layer="layout" svg:width="1.905cm" svg:height="3.429cm" svg:x="3.794cm" svg:y="16.6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0.508cm" svg:height="0.508cm" svg:x="5.445cm" svg:y="17.1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0.508cm" svg:height="0.508cm" svg:x="5.445cm" svg:y="19.034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19.288cm" svg:x2="5.445cm" svg:y2="17.383cm" draw:start-shape="id7" draw:start-glue-point="3" draw:end-shape="id8" draw:end-glue-point="3" svg:d="M5445 19288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17.0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17.12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162cm" svg:y="16.367cm">
          <draw:text-box>
            <text:p>data_trace</text:p>
          </draw:text-box>
        </draw:frame>
        <draw:frame draw:style-name="gr10" draw:text-style-name="P5" draw:layer="layout" svg:width="2.077cm" svg:height="0.635cm" svg:x="3.794cm" svg:y="18.018cm">
          <draw:text-box>
            <text:p>cko</text:p>
          </draw:text-box>
        </draw:frame>
        <draw:frame draw:style-name="gr12" draw:text-style-name="P5" draw:layer="layout" svg:width="1.37cm" svg:height="0.569cm" svg:x="11.795cm" svg:y="15.417cm">
          <draw:text-box>
            <text:p>Device</text:p>
          </draw:text-box>
        </draw:frame>
        <draw:frame draw:style-name="gr16" draw:text-style-name="P5" draw:layer="layout" svg:width="4.972cm" svg:height="0.569cm" svg:x="3.159cm" svg:y="13.192cm">
          <draw:text-box>
            <text:p>set_input_delay_data_and_cko.png</text:p>
          </draw:text-box>
        </draw:frame>
        <draw:frame draw:style-name="gr15" draw:text-style-name="P5" xml:id="id9" draw:id="id9" draw:layer="layout" svg:width="0.693cm" svg:height="0.569cm" svg:x="3.413cm" svg:y="20.497cm">
          <draw:text-box>
            <text:p>B</text:p>
          </draw:text-box>
        </draw:frame>
        <draw:connector draw:style-name="gr5" draw:text-style-name="P2" draw:layer="layout" draw:type="curve" svg:x1="4.106cm" svg:y1="20.781cm" svg:x2="5.445cm" svg:y2="19.288cm" draw:start-shape="id9" draw:start-glue-point="1" draw:end-shape="id7" draw:end-glue-point="3" svg:d="M4106 20781c1003 0 334-1493 1339-1493" svg:viewBox="0 0 1340 1494">
          <text:p/>
        </draw:connector>
      </draw:page>
      <draw:page draw:name="page3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8.112cm" svg:x2="9.255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11" draw:id="id11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7" draw:text-style-name="P5" draw:layer="layout" svg:width="2.648cm" svg:height="0.569cm" svg:x="3.159cm" svg:y="2.016cm">
          <draw:text-box>
            <text:p>create_clock.png</text:p>
          </draw:text-box>
        </draw:frame>
        <draw:frame draw:style-name="gr15" draw:text-style-name="P5" xml:id="id10" draw:id="id10" draw:layer="layout" svg:width="0.693cm" svg:height="0.569cm" svg:x="6.715cm" svg:y="10.464cm">
          <draw:text-box>
            <text:p>A</text:p>
          </draw:text-box>
        </draw:frame>
        <draw:connector draw:style-name="gr5" draw:text-style-name="P2" draw:layer="layout" draw:type="curve" svg:x1="7.408cm" svg:y1="10.748cm" svg:x2="8.955cm" svg:y2="8.112cm" draw:start-shape="id10" draw:start-glue-point="1" draw:end-shape="id11" draw:end-glue-point="3" svg:d="M7408 10748c1159 0 386-2636 1547-2636" svg:viewBox="0 0 1548 2637">
          <text:p/>
        </draw:connector>
      </draw:page>
      <draw:page draw:name="page4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8.112cm" svg:x2="9.255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8" draw:text-style-name="P5" draw:layer="layout" svg:width="3.279cm" svg:height="0.569cm" svg:x="3.159cm" svg:y="2.016cm">
          <draw:text-box>
            <text:p>set_clock_latency.png</text:p>
          </draw:text-box>
        </draw:frame>
        <draw:frame draw:style-name="gr15" draw:text-style-name="P5" xml:id="id12" draw:id="id12" draw:layer="layout" svg:width="0.693cm" svg:height="0.569cm" svg:x="7.115cm" svg:y="9.864cm">
          <draw:text-box>
            <text:p>B</text:p>
          </draw:text-box>
        </draw:frame>
        <draw:connector draw:style-name="gr5" draw:text-style-name="P2" draw:layer="layout" draw:type="curve" svg:x1="7.115cm" svg:y1="10.148cm" svg:x2="5.953cm" svg:y2="8.112cm" draw:start-shape="id12" draw:start-glue-point="3" draw:end-shape="id13" draw:end-glue-point="1" svg:d="M7115 10148c-870 0-289-2036-1162-2036" svg:viewBox="0 0 1163 2037">
          <text:p/>
        </draw:connector>
      </draw:page>
      <draw:page draw:name="page5" draw:style-name="dp1" draw:master-page-name="Default">
        <draw:frame draw:style-name="gr19" draw:text-style-name="P3" draw:layer="layout" svg:width="19.589cm" svg:height="13.939cm" svg:x="0.975cm" svg:y="7cm">
          <draw:image xlink:href="Pictures/10000201000003550000025F13FA92EAD4E32603.png" xlink:type="simple" xlink:show="embed" xlink:actuate="onLoad">
            <text:p/>
          </draw:image>
        </draw:frame>
        <draw:frame draw:style-name="gr20" draw:text-style-name="P5" draw:layer="layout" svg:width="5.988cm" svg:height="0.962cm" svg:x="4.658cm" svg:y="3.159cm">
          <draw:text-box>
            <text:p>validate_edges.png</text:p>
          </draw:text-box>
        </draw:frame>
        <draw:custom-shape draw:style-name="gr21" draw:text-style-name="P2" draw:layer="layout" svg:width="17.399cm" svg:height="0.508cm" svg:x="1.102cm" svg:y="9.0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9.177cm" svg:height="0.508cm" svg:x="0.975cm" svg:y="15.632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9" draw:text-style-name="P3" draw:layer="layout" svg:width="19.589cm" svg:height="13.939cm" svg:x="0.975cm" svg:y="7cm">
          <draw:image xlink:href="Pictures/10000201000003550000025F13FA92EAD4E32603.png" xlink:type="simple" xlink:show="embed" xlink:actuate="onLoad">
            <text:p/>
          </draw:image>
        </draw:frame>
        <draw:frame draw:style-name="gr20" draw:text-style-name="P5" draw:layer="layout" svg:width="3.749cm" svg:height="0.569cm" svg:x="4.658cm" svg:y="3.159cm">
          <draw:text-box>
            <text:p>clock_source_latency.png</text:p>
          </draw:text-box>
        </draw:frame>
        <draw:custom-shape draw:style-name="gr21" draw:text-style-name="P2" draw:layer="layout" svg:width="17.399cm" svg:height="0.508cm" svg:x="1.102cm" svg:y="9.9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9.177cm" svg:height="0.508cm" svg:x="0.975cm" svg:y="16.532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19" draw:text-style-name="P3" draw:layer="layout" svg:width="19.589cm" svg:height="13.939cm" svg:x="0.975cm" svg:y="7cm">
          <draw:image xlink:href="Pictures/10000201000003550000025F13FA92EAD4E32603.png" xlink:type="simple" xlink:show="embed" xlink:actuate="onLoad">
            <text:p/>
          </draw:image>
        </draw:frame>
        <draw:frame draw:style-name="gr20" draw:text-style-name="P5" draw:layer="layout" svg:width="2.479cm" svg:height="0.569cm" svg:x="4.658cm" svg:y="3.159cm">
          <draw:text-box>
            <text:p>input_delay.png</text:p>
          </draw:text-box>
        </draw:frame>
        <draw:custom-shape draw:style-name="gr21" draw:text-style-name="P2" draw:layer="layout" svg:width="17.399cm" svg:height="0.508cm" svg:x="1.102cm" svg:y="10.3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9:35:01.312720096</meta:creation-date>
    <dc:date>2019-09-22T08:04:49.651096066</dc:date>
    <meta:editing-duration>PT9H21M47S</meta:editing-duration>
    <meta:editing-cycles>4</meta:editing-cycles>
    <meta:generator>LibreOffice/6.0.7.3$Linux_X86_64 LibreOffice_project/00m0$Build-3</meta:generator>
    <meta:document-statistic meta:object-count="88"/>
  </office:meta>
</office:document-meta>
</file>